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November 1, 2021 (05:06: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34Z</meta:creation-date>
    <dc:date>2021-11-01T21:06:34Z</dc:date>
    <meta:user-defined meta:name="date" meta:value-type="string">November   1, 2021 (05:06: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